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1C23A612.png" manifest:media-type="image/png"/>
  <manifest:file-entry manifest:full-path="Pictures/1000020100000B130000046E090E1BE7.png" manifest:media-type="image/png"/>
  <manifest:file-entry manifest:full-path="Pictures/100002010000025300000349E5B3520C.png" manifest:media-type="image/png"/>
  <manifest:file-entry manifest:full-path="Pictures/1002240A000041BC00005CECBB2485EA.svg" manifest:media-type="image/svg+xml"/>
  <manifest:file-entry manifest:full-path="Pictures/100002010000021D00000178A21553DC.png" manifest:media-type="image/png"/>
  <manifest:file-entry manifest:full-path="Pictures/100710B400002F1B000020BC31F8BAD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oa" svg:font-family="Garo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828cm"/>
    </style:style>
    <style:style style:name="gr5" style:family="graphic" style:parent-style-name="standard">
      <style:graphic-properties draw:stroke="none" draw:fill="none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 fo:font-size="88pt" style:font-size-asian="88pt" style:font-size-complex="88pt"/>
    </style:style>
    <style:style style:name="P3" style:family="paragraph">
      <style:paragraph-properties fo:text-align="end"/>
      <style:text-properties fo:color="#000000" style:font-name="Garoa" fo:font-size="88pt" style:font-size-asian="88pt" style:font-size-complex="88pt"/>
    </style:style>
    <style:style style:name="P4" style:family="paragraph">
      <style:paragraph-properties fo:text-align="start"/>
      <style:text-properties fo:color="#000000" fo:font-size="54pt" style:font-size-asian="54pt" style:font-size-complex="54pt"/>
    </style:style>
    <style:style style:name="P5" style:family="paragraph">
      <style:paragraph-properties fo:text-align="center"/>
      <style:text-properties fo:color="#999999" fo:font-size="24pt" style:font-size-asian="24pt" style:font-size-complex="24pt"/>
    </style:style>
    <style:style style:name="T1" style:family="text">
      <style:text-properties fo:color="#ff420e" style:font-name="Garoa" fo:font-size="88pt" style:font-size-asian="88pt" style:font-size-complex="88pt"/>
    </style:style>
    <style:style style:name="T2" style:family="text">
      <style:text-properties fo:color="#000000" style:font-name="Garoa" fo:font-size="54pt" style:font-size-asian="54pt" style:font-size-complex="54pt"/>
    </style:style>
    <style:style style:name="T3" style:family="text">
      <style:text-properties fo:color="#999999" style:font-name="Garo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4.69cm" svg:height="37.1cm" svg:x="3.41cm" svg:y="4.2cm">
          <draw:image xlink:href="Pictures/100710B400002F1B000020BC31F8BAD6.svg" xlink:type="simple" xlink:show="embed" xlink:actuate="onLoad">
            <text:p/>
          </draw:image>
          <draw:image xlink:href="Pictures/100002010000021D00000178A21553DC.png" xlink:type="simple" xlink:show="embed" xlink:actuate="onLoad"/>
          <svg:title>layer 21</svg:title>
        </draw:frame>
        <draw:frame draw:style-name="gr2" draw:text-style-name="P3" draw:layer="layout" svg:width="42.594cm" svg:height="3.354cm" svg:x="15.806cm" svg:y="1.125cm">
          <draw:text-box>
            <text:p text:style-name="P2"><text:span text:style-name="T1">CodiNG DOjO cOM arduInO</text:span></text:p>
          </draw:text-box>
        </draw:frame>
        <draw:frame draw:style-name="gr3" draw:text-style-name="P1" draw:layer="layout" svg:width="7.146cm" svg:height="10.102cm" svg:x="0.001cm" svg:y="-0.802cm">
          <draw:image xlink:href="Pictures/1002240A000041BC00005CECBB2485EA.svg" xlink:type="simple" xlink:show="embed" xlink:actuate="onLoad">
            <text:p text:style-name="P1"/>
          </draw:image>
          <draw:image xlink:href="Pictures/100002010000025300000349E5B3520C.png" xlink:type="simple" xlink:show="embed" xlink:actuate="onLoad"/>
        </draw:frame>
        <draw:frame draw:style-name="gr4" draw:text-style-name="P4" draw:layer="layout" svg:width="8.2cm" svg:height="5.978cm" svg:x="6cm" svg:y="1.225cm">
          <draw:text-box>
            <text:p text:style-name="P4"><text:span text:style-name="T2">garoa</text:span><text:span text:style-name="T2"><text:line-break/></text:span><text:span text:style-name="T2">HackEr</text:span></text:p>
            <text:p text:style-name="P4"><text:span text:style-name="T2">clube</text:span></text:p>
          </draw:text-box>
        </draw:frame>
        <draw:g>
          <draw:frame draw:style-name="gr1" draw:text-style-name="P1" draw:layer="layout" svg:width="4.2cm" svg:height="1.68cm" svg:x="1.4cm" svg:y="21.72cm">
            <draw:image xlink:href="Pictures/1000020100000B130000046E090E1BE7.png" xlink:type="simple" xlink:show="embed" xlink:actuate="onLoad">
              <text:p/>
            </draw:image>
          </draw:frame>
          <draw:frame draw:style-name="gr5" draw:text-style-name="P5" draw:layer="layout" svg:width="4.8cm" svg:height="1.1cm" svg:x="1.1cm" svg:y="20.6cm">
            <draw:text-box>
              <text:p text:style-name="P5"><text:span text:style-name="T3">feito coM:</text:span></text:p>
            </draw:text-box>
          </draw:frame>
        </draw:g>
        <draw:frame draw:style-name="gr1" draw:text-style-name="P1" draw:layer="layout" svg:width="4.15cm" svg:height="1.45cm" svg:x="1.425cm" svg:y="14.35cm">
          <draw:image xlink:href="Pictures/10000201000001930000008D1C23A6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oa" svg:font-family="Garo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8:24:36.921397000</meta:creation-date>
    <meta:editing-cycles>11</meta:editing-cycles>
    <meta:editing-duration>PT2H48M32S</meta:editing-duration>
    <dc:date>2014-04-22T21:37:08.887334000</dc:date>
    <meta:generator>LibreOffice/4.2.2.1$MacOSX_X86_64 LibreOffice_project/3be8cda0bddd8e430d8cda1ebfd581265cca5a0f</meta:generator>
    <meta:document-statistic meta:object-count="8"/>
  </office:meta>
</office:document-meta>
</file>